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styles.xml" manifest:media-type="text/xml"/>
  <manifest:file-entry manifest:full-path="content.xml" manifest:media-type="text/xml"/>
  <manifest:file-entry manifest:full-path="Pictures/200001BE000069D500006DA8BEC749F7670FEE64.svm" manifest:media-type=""/>
  <manifest:file-entry manifest:full-path="Pictures/200000DA000069D500007B18F7C645F748369194.svm" manifest:media-type=""/>
  <manifest:file-entry manifest:full-path="Pictures/TablePreview1.svm" manifest:media-type=""/>
  <manifest:file-entry manifest:full-path="Pictures/200000FE000069D500007A792CB10BD00CD4CA9A.svm" manifest:media-type=""/>
  <manifest:file-entry manifest:full-path="Pictures/20000236000069D500006B4890024830A85FD2E4.svm" manifest:media-type=""/>
  <manifest:file-entry manifest:full-path="Pictures/20000927000069D500004F958FE2915F31F61DFF.svm" manifest:media-type=""/>
  <manifest:file-entry manifest:full-path="Pictures/2000022000004700000023A86017C0E17A9ABEAD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d2d37" draw:fill-gradient-name="Gradient_20_2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0.635cm" draw:visible-area-height="1.658cm" draw:ole-draw-aspect="1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0.67cm" draw:visible-area-height="1.658cm" draw:ole-draw-aspect="1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-0.3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09cm" svg:stroke-color="#ccccff" draw:stroke-linejoin="miter" svg:stroke-linecap="square" draw:fill="solid" draw:fill-color="#cccc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2.681cm" draw:visible-area-height="1.481cm" draw:ole-draw-aspect="1"/>
    </style:style>
    <style:style style:name="gr1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3.633cm" draw:visible-area-height="2.363cm" draw:ole-draw-aspect="1"/>
    </style:style>
    <style:style style:name="gr1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88cm" svg:stroke-color="#8ce664" draw:stroke-linejoin="miter" svg:stroke-linecap="square" draw:fill="none" draw:fill-color="#00cc99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1.693cm" draw:visible-area-height="1.658cm" draw:ole-draw-aspect="1"/>
    </style:style>
    <style:style style:name="gr28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 draw:visible-area-left="0cm" draw:visible-area-top="0cm" draw:visible-area-width="3.598cm" draw:visible-area-height="1.799cm" draw:ole-draw-aspect="1"/>
    </style:style>
    <style:style style:name="gr29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58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00cc99" draw:textarea-horizontal-align="left" draw:textarea-vertical-align="top" draw:auto-grow-height="true" draw:auto-grow-width="false" fo:min-height="0.7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0.75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Standard-outline1">
      <style:graphic-properties draw:stroke="none" draw:fill="none" draw:fill-color="#00cc99" draw:textarea-horizontal-align="left" draw:textarea-vertical-align="top" draw:auto-grow-height="true" draw:auto-grow-width="false" fo:min-height="4.3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2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11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co3" style:family="table-column">
      <style:table-column-properties style:column-width="5.57cm" style:use-optimal-column-width="false"/>
    </style:style>
    <style:style style:name="co4" style:family="table-column">
      <style:table-column-properties style:column-width="5.693cm" style:use-optimal-column-width="false"/>
    </style:style>
    <style:style style:name="co5" style:family="table-column">
      <style:table-column-properties style:column-width="5.596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53cm"/>
    </style:style>
    <style:style style:name="ro3" style:family="table-row">
      <style:table-row-properties style:row-height="1.107cm"/>
    </style:style>
    <style:style style:name="ce1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2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3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4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5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6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7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8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none"/>
    </style:style>
    <style:style style:name="ce9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10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11" style:family="table-cell">
      <loext:graphic-properties style:repeat="repeat"/>
    </style:style>
    <style:style style:name="ce12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none"/>
    </style:style>
    <style:style style:name="ce13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0.23pt solid #000000"/>
    </style:style>
    <style:style style:name="ce14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15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none"/>
    </style:style>
    <style:style style:name="ce16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17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18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19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none"/>
    </style:style>
    <style:style style:name="ce20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0.23pt solid #000000"/>
    </style:style>
    <style:style style:name="ce21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22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23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24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25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none"/>
    </style:style>
    <style:style style:name="ce26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none"/>
    </style:style>
    <style:style style:name="ce27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0.23pt solid #000000"/>
    </style:style>
    <style:style style:name="ce28" style:family="table-cell">
      <loext:graphic-properties draw:fill="none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000000"/>
    </style:style>
    <style:style style:name="ce29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30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31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0.23pt solid #000000" fo:border-bottom="none"/>
    </style:style>
    <style:style style:name="ce32" style:family="table-cell">
      <loext:graphic-properties draw:fill="solid" draw:fill-color="#113d4b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000000"/>
    </style:style>
    <style:style style:name="ce33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none"/>
    </style:style>
    <style:style style:name="ce34" style:family="table-cell">
      <loext:graphic-properties draw:fill="none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-left="0.23pt solid #000000" fo:border-right="0.23pt solid #000000" fo:border-top="none" fo:border-bottom="0.23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style:paragraph-properties fo:margin-left="0.498cm" fo:margin-right="0cm" fo:margin-top="0.158cm" fo:margin-bottom="0cm" fo:text-indent="-0.498cm"/>
    </style:style>
    <style:style style:name="P9" style:family="paragraph">
      <loext:graphic-properties draw:fill="none" draw:fill-color="#00cc99"/>
      <style:paragraph-properties fo:text-align="center" style:writing-mode="lr-tb"/>
    </style:style>
    <style:style style:name="P10" style:family="paragraph">
      <loext:graphic-properties draw:fill="none" draw:fill-color="#00cc99"/>
      <style:paragraph-properties fo:margin-left="0.498cm" fo:margin-right="0cm" fo:margin-top="0.158cm" fo:margin-bottom="0cm" fo:text-indent="-0.498cm" style:writing-mode="lr-tb" style:font-independent-line-spacing="true"/>
    </style:style>
    <style:style style:name="P11" style:family="paragraph">
      <loext:graphic-properties draw:fill="solid" draw:fill-color="#ccccff"/>
      <style:paragraph-properties style:writing-mode="lr-tb" style:font-independent-line-spacing="true"/>
    </style:style>
    <style:style style:name="P12" style:family="paragraph">
      <style:paragraph-properties fo:margin-left="0.498cm" fo:margin-right="0cm" fo:margin-top="0.158cm" fo:margin-bottom="0cm" fo:text-align="center" fo:text-indent="-0.498cm"/>
    </style:style>
    <style:style style:name="P13" style:family="paragraph">
      <style:paragraph-properties fo:margin-left="0.498cm" fo:margin-right="0cm" fo:margin-top="0.141cm" fo:margin-bottom="0cm" fo:line-height="80%" fo:text-indent="-0.498cm"/>
    </style:style>
    <style:style style:name="P14" style:family="paragraph">
      <loext:graphic-properties draw:fill="none" draw:fill-color="#00cc99"/>
      <style:paragraph-properties fo:margin-left="0.498cm" fo:margin-right="0cm" fo:margin-top="0.141cm" fo:margin-bottom="0cm" fo:line-height="80%" fo:text-indent="-0.498cm" style:writing-mode="lr-tb" style:font-independent-line-spacing="true"/>
    </style:style>
    <style:style style:name="P15" style:family="paragraph">
      <style:paragraph-properties fo:margin-left="0.498cm" fo:margin-right="0cm" fo:margin-top="0.158cm" fo:margin-bottom="0cm" fo:line-height="80%" fo:text-align="center" fo:text-indent="-0.498cm"/>
    </style:style>
    <style:style style:name="P16" style:family="paragraph">
      <loext:graphic-properties draw:fill="none" draw:fill-color="#00cc99"/>
      <style:paragraph-properties fo:margin-left="0.498cm" fo:margin-right="0cm" fo:margin-top="0.158cm" fo:margin-bottom="0cm" fo:line-height="80%" fo:text-align="center" fo:text-indent="-0.498cm" style:writing-mode="lr-tb" style:font-independent-line-spacing="true"/>
    </style:style>
    <style:style style:name="P17" style:family="paragraph">
      <loext:graphic-properties draw:fill="none" draw:fill-color="#00cc99"/>
      <style:paragraph-properties fo:margin-left="0.498cm" fo:margin-right="0cm" fo:margin-top="0.158cm" fo:margin-bottom="0cm" fo:text-align="center" fo:text-indent="-0.498cm" style:writing-mode="lr-tb" style:font-independent-line-spacing="true"/>
    </style:style>
    <style:style style:name="P18" style:family="paragraph">
      <style:paragraph-properties fo:margin-left="0.498cm" fo:margin-right="0cm" fo:margin-top="0.141cm" fo:margin-bottom="0cm" fo:text-indent="-0.498cm"/>
    </style:style>
    <style:style style:name="P19" style:family="paragraph">
      <style:paragraph-properties fo:margin-left="0cm" fo:margin-right="0cm" fo:margin-top="0.141cm" fo:margin-bottom="0cm" fo:text-indent="0cm"/>
    </style:style>
    <style:style style:name="P20" style:family="paragraph">
      <loext:graphic-properties draw:fill="none" draw:fill-color="#00cc99"/>
      <style:paragraph-properties fo:margin-left="0.498cm" fo:margin-right="0cm" fo:margin-top="0.141cm" fo:margin-bottom="0cm" fo:text-indent="-0.498cm" style:writing-mode="lr-tb" style:font-independent-line-spacing="true"/>
    </style:style>
    <style:style style:name="P21" style:family="paragraph">
      <style:paragraph-properties fo:margin-left="0.498cm" fo:margin-right="0cm" fo:margin-top="0.158cm" fo:margin-bottom="0cm" fo:text-indent="-0.498cm">
        <style:tab-stops>
          <style:tab-stop style:position="0cm"/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</style:style>
    <style:style style:name="P22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23" style:family="paragraph">
      <style:paragraph-properties fo:margin-left="0cm" fo:margin-right="0cm" fo:text-indent="0cm">
        <style:tab-stops>
          <style:tab-stop style:position="0cm"/>
          <style:tab-stop style:position="1.243cm"/>
          <style:tab-stop style:position="2.487cm"/>
          <style:tab-stop style:position="3.73cm"/>
          <style:tab-stop style:position="4.974cm"/>
          <style:tab-stop style:position="6.217cm"/>
          <style:tab-stop style:position="7.461cm"/>
          <style:tab-stop style:position="8.704cm"/>
          <style:tab-stop style:position="9.948cm"/>
          <style:tab-stop style:position="11.191cm"/>
          <style:tab-stop style:position="12.435cm"/>
          <style:tab-stop style:position="13.678cm"/>
          <style:tab-stop style:position="14.922cm"/>
          <style:tab-stop style:position="16.166cm"/>
          <style:tab-stop style:position="17.409cm"/>
          <style:tab-stop style:position="18.653cm"/>
          <style:tab-stop style:position="19.896cm"/>
          <style:tab-stop style:position="21.14cm"/>
          <style:tab-stop style:position="22.383cm"/>
          <style:tab-stop style:position="23.627cm"/>
          <style:tab-stop style:position="24.87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line-height="100%" fo:text-align="center" fo:text-indent="0cm"/>
    </style:style>
    <style:style style:name="P28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T1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2" style:family="text">
      <style:text-properties fo:color="#ffd935" fo:font-size="32pt" style:font-name-asian="Times New Roman" style:font-size-asian="32pt" style:font-name-complex="Times New Roman" style:font-size-complex="32pt"/>
    </style:style>
    <style:style style:name="T3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d935" style:font-name="Arial"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d935" style:font-name="Arial" fo:font-size="14pt" style:font-size-asian="14pt" style:font-size-complex="14pt"/>
    </style:style>
    <style:style style:name="T8" style:family="text">
      <style:text-properties fo:color="#ccccff" style:font-name="Arial" fo:font-size="10pt" style:font-size-asian="10pt" style:font-size-complex="10pt"/>
    </style:style>
    <style:style style:name="T9" style:family="text">
      <style:text-properties fo:language="fr" fo:country="FR" style:language-asian="fr" style:country-asian="FR" style:language-complex="fr" style:country-complex="FR"/>
    </style:style>
    <style:style style:name="T10" style:family="text">
      <style:text-properties style:font-name="Symbol" fo:font-size="16pt" style:font-name-asian="Symbol" style:font-size-asian="16pt" style:font-name-complex="Symbol" style:font-size-complex="16pt"/>
    </style:style>
    <style:style style:name="T11" style:family="text">
      <style:text-properties fo:font-size="18pt" fo:language="fr" fo:country="FR" style:font-size-asian="18pt" style:language-asian="fr" style:country-asian="FR" style:font-size-complex="18pt" style:language-complex="fr" style:country-complex="F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16" style:family="text">
      <style:text-properties fo:color="#ffd935" fo:font-size="16pt" style:font-name-asian="Times New Roman" style:font-size-asian="16pt" style:font-name-complex="Times New Roman" style:font-size-complex="16pt"/>
    </style:style>
    <style:style style:name="T17" style:family="text">
      <style:text-properties fo:color="#ffd935" fo:font-size="16pt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18" style:family="text">
      <style:text-properties fo:color="#ffd935" fo:font-size="16pt" fo:language="fr" fo:country="FR" style:font-name-asian="Times New Roman" style:font-size-asian="16pt" style:language-asian="fr" style:country-asian="FR" style:font-name-complex="Times New Roman" style:font-size-complex="16pt" style:language-complex="fr" style:country-complex="FR"/>
    </style:style>
    <style:style style:name="T19" style:family="text">
      <style:text-properties fo:color="#8ce664" fo:font-size="16pt" fo:language="fr" fo:country="FR" fo:font-weight="bold" style:font-name-asian="Times New Roman" style:font-size-asian="16pt" style:language-asian="fr" style:country-asian="FR" style:font-weight-asian="bold" style:font-name-complex="Times New Roman" style:font-size-complex="16pt" style:language-complex="fr" style:country-complex="FR" style:font-weight-complex="bold"/>
    </style:style>
    <style:style style:name="T20" style:family="text">
      <style:text-properties fo:color="#ccccff" fo:font-size="16pt" fo:language="fr" fo:country="FR" fo:font-style="italic" style:font-name-asian="Times New Roman" style:font-size-asian="16pt" style:language-asian="fr" style:country-asian="FR" style:font-style-asian="italic" style:font-name-complex="Times New Roman" style:font-size-complex="16pt" style:language-complex="fr" style:country-complex="FR" style:font-style-complex="italic"/>
    </style:style>
    <style:style style:name="T21" style:family="text">
      <style:text-properties fo:color="#ccccff" fo:font-size="16pt" fo:language="fr" fo:country="FR" style:font-name-asian="Times New Roman" style:font-size-asian="16pt" style:language-asian="fr" style:country-asian="FR" style:font-name-complex="Times New Roman" style:font-size-complex="16pt" style:language-complex="fr" style:country-complex="FR"/>
    </style:style>
    <style:style style:name="T22" style:family="text">
      <style:text-properties fo:color="#ccccff" style:font-name="Symbol" fo:font-size="16pt" fo:language="en" fo:country="US" style:font-name-asian="Symbol" style:font-size-asian="16pt" style:language-asian="en" style:country-asian="US" style:font-name-complex="Symbol" style:font-size-complex="16pt" style:language-complex="en" style:country-complex="US"/>
    </style:style>
    <style:style style:name="T23" style:family="text">
      <style:text-properties fo:color="#ffd935" fo:font-size="18pt" style:font-name-asian="Times New Roman" style:font-size-asian="18pt" style:font-name-complex="Times New Roman" style:font-size-complex="18pt"/>
    </style:style>
    <style:style style:name="T24" style:family="text">
      <style:text-properties fo:color="#ffd935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25" style:family="text">
      <style:text-properties fo:color="#ffd935" style:font-name="Symbol" fo:font-size="18pt" style:font-name-asian="Symbol" style:font-size-asian="18pt" style:font-name-complex="Symbol" style:font-size-complex="18pt"/>
    </style:style>
    <style:style style:name="T26" style:family="text">
      <style:text-properties fo:color="#ffd935" style:text-line-through-style="none" style:text-line-through-type="none" style:text-position="0% 100%" style:font-name="Times New Roman" fo:font-size="18pt" fo:font-style="italic" fo:text-shadow="none" style:text-underline-style="none" fo:font-weight="normal" style:font-name-asian="Times New Roman" style:font-size-asian="18pt" style:font-style-asian="italic" style:font-weight-asian="normal" style:font-name-complex="Times New Roman" style:font-size-complex="18pt" style:font-style-complex="italic" style:font-weight-complex="normal" style:font-relief="none"/>
    </style:style>
    <style:style style:name="T27" style:family="text">
      <style:text-properties fo:color="#ffd935" style:text-line-through-style="none" style:text-line-through-type="none" style:text-position="0% 100%" style:font-name="Times New Roman" fo:font-size="18pt" fo:font-style="normal" fo:text-shadow="none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font-relief="none"/>
    </style:style>
    <style:style style:name="T28" style:family="text">
      <style:text-properties fo:color="#ffd935" style:text-line-through-style="none" style:text-line-through-type="none" style:text-position="0% 100%" style:font-name="Symbol" fo:font-size="18pt" fo:font-style="normal" fo:text-shadow="none" style:text-underline-style="none" fo:font-weight="normal" style:font-name-asian="Symbol" style:font-size-asian="18pt" style:font-style-asian="normal" style:font-weight-asian="normal" style:font-name-complex="Symbol" style:font-size-complex="18pt" style:font-style-complex="normal" style:font-weight-complex="normal" style:font-relief="none"/>
    </style:style>
    <style:style style:name="T29" style:family="text">
      <style:text-properties fo:color="#ffd935" style:font-name="Arial Narrow" fo:font-size="10pt" style:font-size-asian="10pt" style:font-size-complex="10pt"/>
    </style:style>
    <style:style style:name="T30" style:family="text">
      <style:text-properties fo:color="#ffd935" style:font-name="Arial Narrow" fo:font-size="10pt" fo:language="fr" fo:country="FR" style:font-size-asian="10pt" style:language-asian="fr" style:country-asian="FR" style:font-size-complex="10pt" style:language-complex="fr" style:country-complex="FR"/>
    </style:style>
    <style:style style:name="T31" style:family="text">
      <style:text-properties fo:color="#ffd935" style:font-name="Symbol" fo:font-size="10pt" fo:language="fr" fo:country="FR" style:font-name-asian="Symbol" style:font-size-asian="10pt" style:language-asian="fr" style:country-asian="FR" style:font-name-complex="Symbol" style:font-size-complex="10pt" style:language-complex="fr" style:country-complex="FR"/>
    </style:style>
    <style:style style:name="T32" style:family="text">
      <style:text-properties fo:color="#ffd935" style:font-name="Arial Narrow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33" style:family="text">
      <style:text-properties fo:color="#ffd935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34" style:family="text">
      <style:text-properties fo:color="#ffd935" style:font-name="Arial" fo:font-size="16pt" style:font-size-asian="16pt" style:font-size-complex="16pt"/>
    </style:style>
    <style:style style:name="T35" style:family="text">
      <style:text-properties fo:color="#ffd935" style:font-name="Arial" fo:font-size="12pt" style:font-size-asian="12pt" style:font-size-complex="12pt"/>
    </style:style>
    <style:style style:name="T36" style:family="text">
      <style:text-properties fo:color="#ffd935" style:font-name="Arial" fo:font-size="12pt" style:font-name-asian="Arial" style:font-size-asian="12pt" style:font-name-complex="Arial" style:font-size-complex="12pt"/>
    </style:style>
    <style:style style:name="T37" style:family="text">
      <style:text-properties fo:color="#ffd935" style:font-name="Symbol" fo:font-size="16pt" style:font-name-asian="Symbol" style:font-size-asian="16pt" style:font-name-complex="Symbol" style:font-size-complex="16pt"/>
    </style:style>
    <style:style style:name="T38" style:family="text">
      <style:text-properties fo:color="#ffd935" style:text-position="-25% 58%" style:font-name="Arial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d935" fo:font-size="100%"/>
      </text:list-level-style-number>
    </text:list-style>
    <text:list-style style:name="L2">
      <text:list-level-style-number text:level="1" style:num-format="">
        <style:list-level-properties/>
        <style:text-properties fo:color="#ffd935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4">
      <text:list-level-style-number text:level="1" style:num-format="">
        <style:list-level-properties/>
        <style:text-properties fo:color="#ffd935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ffd935" fo:font-size="100%"/>
      </text:list-level-style-bullet>
      <text:list-level-style-bullet text:level="2" text:bullet-char="–">
        <style:list-level-properties text:space-before="0.996cm" text:min-label-width="0.494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6">
      <text:list-level-style-bullet text:level="1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2" text:bullet-char="–">
        <style:list-level-properties text:space-before="0.996cm" text:min-label-width="0.494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1.988cm" text:min-label-width="0.494cm"/>
        <style:text-properties style:font-name="Times New Roman" fo:color="#ffd935" fo:font-size="100%"/>
      </text:list-level-style-bullet>
      <text:list-level-style-bullet text:level="4" text:bullet-char="–">
        <style:list-level-properties text:space-before="2.98cm" text:min-label-width="0.499cm"/>
        <style:text-properties style:font-name="Times New Roman" fo:color="#ffd935" fo:font-size="100%"/>
      </text:list-level-style-bullet>
      <text:list-level-style-bullet text:level="5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6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7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8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9" text:bullet-char="»">
        <style:list-level-properties text:space-before="3.977cm" text:min-label-width="0.494cm"/>
        <style:text-properties style:font-name="Times New Roman" fo:color="#ffd935" fo:font-size="100%"/>
      </text:list-level-style-bullet>
      <text:list-level-style-bullet text:level="10" text:bullet-char="»">
        <style:list-level-properties text:space-before="3.977cm" text:min-label-width="0.494cm"/>
        <style:text-properties style:font-name="Times New Roman" fo:color="#ffd935" fo:font-size="100%"/>
      </text:list-level-style-bullet>
    </text:list-style>
    <text:list-style style:name="L7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ffd935" fo:font-size="100%"/>
      </text:list-level-style-bullet>
      <text:list-level-style-number text:level="2" style:num-format="">
        <style:list-level-properties/>
        <style:text-properties fo:color="#ffd935" fo:font-size="100%"/>
      </text:list-level-style-number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  <text:list-style style:name="L9">
      <text:list-level-style-number text:level="1" style:num-format="">
        <style:list-level-properties/>
        <style:text-properties fo:color="#ffd935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d93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d93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d93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d93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d935" fo:font-size="100%"/>
      </text:list-level-style-bullet>
    </text:list-style>
  </office:automatic-styles>
  <office:body>
    <office:presentation>
      <presentation:footer-decl presentation:name="ftr1">Changement de repères, de système</presentation:footer-decl>
      <presentation:date-time-decl presentation:name="dtd1" presentation:source="fixed">06/12/2006</presentation:date-time-decl>
      <draw:page draw:name="page1" draw:style-name="dp1" draw:master-page-name="Standard" presentation:presentation-page-layout-name="AL1T1" presentation:use-footer-name="ftr1" presentation:use-date-time-name="dtd1">
        <draw:frame presentation:style-name="pr1" draw:text-style-name="P2" draw:layer="layout" svg:width="21.59cm" svg:height="0.853cm" svg:x="1.693cm" svg:y="1.46cm" presentation:class="title" presentation:user-transformed="true">
          <draw:text-box>
            <text:list text:style-name="L1">
              <text:list-header>
                <text:p text:style-name="P1"><text:span text:style-name="T1">Usage des éphémérides de l’IMCCE</text:span></text:p>
              </text:list-header>
            </text:list>
          </draw:text-box>
        </draw:frame>
        <draw:custom-shape draw:style-name="gr1" draw:text-style-name="P4" draw:layer="layout" svg:width="5.565cm" svg:height="1.615cm" svg:x="9.896cm" svg:y="3.722cm">
          <text:list text:style-name="L1">
            <text:list-header>
              <text:p text:style-name="P3"><text:span text:style-name="T2">chapitre II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5.34cm" svg:x="1.905cm" svg:y="7.323cm">
          <text:list text:style-name="L1">
            <text:list-header>
              <text:p text:style-name="P3"><text:span text:style-name="T3">Changements </text:span><text:span text:style-name="T3"><text:line-break/></text:span><text:span text:style-name="T3">de système de référence</text:span><text:span text:style-name="T3"><text:line-break/></text:span><text:span text:style-name="T3">Changement de repè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138cm" svg:height="1.108cm" svg:x="9.922cm" svg:y="13.71cm">
          <text:list text:style-name="L2">
            <text:list-header>
              <text:p text:style-name="P5"><text:span text:style-name="T4">partie I : ba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 presentation:use-date-time-name="dtd1">
        <draw:frame presentation:style-name="pr3" draw:text-style-name="P2" draw:layer="layout" svg:width="21.59cm" svg:height="1.277cm" svg:x="1.693cm" svg:y="0.72cm" presentation:class="title" presentation:user-transformed="true">
          <draw:text-box>
            <text:list text:style-name="L1">
              <text:list-header>
                <text:p text:style-name="P1"><text:span text:style-name="T5">Rappels sur les systèmes de coordonnées</text:span></text:p>
              </text:list-header>
            </text:list>
          </draw:text-box>
        </draw:frame>
        <draw:frame presentation:style-name="pr4" draw:text-style-name="P2" draw:layer="layout" svg:width="7.801cm" svg:height="1.023cm" svg:x="1.498cm" svg:y="2.323cm" presentation:class="outline" presentation:user-transformed="true">
          <draw:text-box>
            <text:list text:style-name="L1">
              <text:list-header>
                <text:p text:style-name="P8">Coordonnées sphériques</text:p>
              </text:list-header>
            </text:list>
          </draw:text-box>
        </draw:frame>
        <draw:frame draw:style-name="gr5" draw:text-style-name="P9" draw:layer="layout" svg:width="1.253cm" svg:height="3.272cm" svg:x="1.499cm" svg:y="3.523cm">
          <loext:p draw:class-id="0002CE01-0000-0000-c000-000000000046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9" draw:layer="layout" svg:width="1.319cm" svg:height="3.259cm" svg:x="13.498cm" svg:y="3.523cm">
          <loext:p draw:class-id="0002CE01-0000-0000-c000-000000000046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.318cm" svg:height="3.268cm" svg:x="7.898cm" svg:y="11.527cm">
          <loext:p draw:class-id="0002CE01-0000-0000-c000-000000000046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9" draw:layer="layout" svg:width="7.602cm" svg:height="7.801cm" svg:x="15.099cm" svg:y="3.726cm">
          <draw:image xlink:href="Pictures/200001BE000069D500006DA8BEC749F7670FEE64.svm" xlink:type="simple" xlink:show="embed" xlink:actuate="onLoad">
            <text:p/>
          </draw:image>
        </draw:frame>
        <draw:frame draw:style-name="gr8" draw:text-style-name="P9" draw:layer="layout" svg:width="5.583cm" svg:height="6.5cm" svg:x="3.519cm" svg:y="3.625cm">
          <draw:image xlink:href="Pictures/200000DA000069D500007B18F7C645F748369194.svm" xlink:type="simple" xlink:show="embed" xlink:actuate="onLoad">
            <text:p/>
          </draw:image>
        </draw:frame>
        <draw:frame draw:style-name="gr8" draw:text-style-name="P9" draw:layer="layout" svg:width="5.609cm" svg:height="6.5cm" svg:x="9cm" svg:y="11.426cm">
          <draw:image xlink:href="Pictures/200000FE000069D500007A792CB10BD00CD4CA9A.svm" xlink:type="simple" xlink:show="embed" xlink:actuate="onLoad">
            <text:p/>
          </draw:image>
        </draw:frame>
        <draw:custom-shape draw:style-name="gr9" draw:text-style-name="P10" draw:layer="layout" svg:width="8.202cm" svg:height="1.023cm" svg:x="13.498cm" svg:y="2.324cm">
          <text:list text:style-name="L1">
            <text:list-header>
              <text:p text:style-name="P8"><text:span text:style-name="T6">Coordonnées cartésienn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801cm" svg:height="1.023cm" svg:x="7.898cm" svg:y="10.125cm">
          <text:list text:style-name="L1">
            <text:list-header>
              <text:p text:style-name="P8"><text:span text:style-name="T6">Coordonnées cylindriqu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088cm" svg:height="0.853cm" svg:x="14.301cm" svg:y="16.325cm">
          <text:list text:style-name="L2">
            <text:list-header>
              <text:p text:style-name="P5"><text:span text:style-name="T7">non utilisé en astronomie coura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0.604cm" svg:height="0.684cm" svg:x="11.699cm" svg:y="13.326cm">
          <text:list text:style-name="L3">
            <text:list-header>
              <text:p text:style-name="P5"><text:span text:style-name="T8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1" draw:layer="layout" svg:width="0.08cm" svg:height="0.071cm" svg:x="11.822cm" svg:y="13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 presentation:use-date-time-name="dtd1">
        <draw:frame presentation:style-name="pr3" draw:text-style-name="P2" draw:layer="layout" svg:width="21.59cm" svg:height="1.277cm" svg:x="1.693cm" svg:y="1.249cm" presentation:class="title" presentation:user-transformed="true">
          <draw:text-box>
            <text:list text:style-name="L1">
              <text:list-header>
                <text:p text:style-name="P1">Passage coordonnées cartésiennes - coordonnées sphériques</text:p>
              </text:list-header>
            </text:list>
          </draw:text-box>
        </draw:frame>
        <draw:frame presentation:style-name="pr5" draw:text-style-name="P2" draw:layer="layout" svg:width="6.103cm" svg:height="1.023cm" svg:x="15.526cm" svg:y="5.524cm" presentation:class="outline" presentation:user-transformed="true">
          <draw:text-box>
            <text:list text:style-name="L1">
              <text:list-header>
                <text:p text:style-name="P12"><text:span text:style-name="T9">Coord. cartésiennes</text:span></text:p>
              </text:list-header>
            </text:list>
          </draw:text-box>
        </draw:frame>
        <draw:frame draw:style-name="gr14" draw:text-style-name="P9" draw:layer="layout" svg:width="4.921cm" svg:height="2.721cm" svg:x="3.378cm" svg:y="7.523cm">
          <loext:p draw:class-id="0002CE01-0000-0000-c000-000000000046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9" draw:layer="layout" svg:width="6.672cm" svg:height="4.335cm" svg:x="15.628cm" svg:y="7.126cm">
          <loext:p draw:class-id="0002CE01-0000-0000-c000-000000000046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6" draw:text-style-name="P14" draw:layer="layout" svg:width="1.05cm" svg:height="0.937cm" draw:transform="rotate (-1.5707963267949) translate (18.975cm 4.524cm)">
          <text:list text:style-name="L4">
            <text:list-header>
              <text:p text:style-name="P13"><text:span text:style-name="T10">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504cm" svg:height="1.023cm" svg:x="15.826cm" svg:y="3.806cm">
          <text:list text:style-name="L1">
            <text:list-header>
              <text:p text:style-name="P15"><text:span text:style-name="T11">Coord. sphérique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6.103cm" svg:height="1.023cm" svg:x="2.597cm" svg:y="3.726cm">
          <text:list text:style-name="L1">
            <text:list-header>
              <text:p text:style-name="P12"><text:span text:style-name="T11">Coord. cartésienn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.05cm" svg:height="0.937cm" draw:transform="rotate (-1.5707963267949) translate (6.046cm 4.599cm)">
          <text:list text:style-name="L4">
            <text:list-header>
              <text:p text:style-name="P13"><text:span text:style-name="T10">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504cm" svg:height="1.023cm" svg:x="2.897cm" svg:y="5.605cm">
          <text:list text:style-name="L1">
            <text:list-header>
              <text:p text:style-name="P15"><text:span text:style-name="T11">Coord. sphériques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943cm" svg:height="9.048cm" svg:x="7.898cm" svg:y="9.124cm">
          <draw:image xlink:href="Pictures/20000236000069D500006B4890024830A85FD2E4.svm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 presentation:use-date-time-name="dtd1">
        <draw:frame presentation:style-name="pr6" draw:text-style-name="P2" draw:layer="layout" svg:width="21.59cm" svg:height="2.124cm" svg:x="1.693cm" svg:y="0.825cm" presentation:class="title" presentation:user-transformed="true">
          <draw:text-box>
            <text:list text:style-name="L1">
              <text:list-header>
                <text:p text:style-name="P1">Repères et systèmes<text:line-break/><text:span text:style-name="T12">Ephémérides astronomiques</text:span></text:p>
              </text:list-header>
            </text:list>
          </draw:text-box>
        </draw:frame>
        <draw:frame presentation:style-name="pr7" draw:text-style-name="P2" draw:layer="layout" svg:width="11.351cm" svg:height="4.604cm" svg:x="1.15cm" svg:y="3.726cm" presentation:class="outline" presentation:user-transformed="true">
          <draw:text-box>
            <text:list text:style-name="L1">
              <text:list-header>
                <text:p text:style-name="P18"><text:span text:style-name="T13">En astronomie utilisation de plusieurs systèmes de coordonnées, dits </text:span><text:span text:style-name="T14">sphériques</text:span><text:span text:style-name="T13">.</text:span></text:p>
                <text:p text:style-name="P18"><text:span text:style-name="T13">Ils utilisent deux angles pour positionner un objet dans le ciel.</text:span></text:p>
                <text:p text:style-name="P18"><text:span text:style-name="T13">La troisième dimension (distance au centre) étant le plus souvent inutilisée.</text:span></text:p>
              </text:list-header>
            </text:list>
          </draw:text-box>
        </draw:frame>
        <draw:frame draw:style-name="gr8" draw:text-style-name="P9" draw:layer="layout" svg:width="10.372cm" svg:height="7.761cm" svg:x="13.899cm" svg:y="5.12cm">
          <draw:image xlink:href="Pictures/20000927000069D500004F958FE2915F31F61DFF.svm" xlink:type="simple" xlink:show="embed" xlink:actuate="onLoad">
            <text:p/>
          </draw:image>
        </draw:frame>
        <draw:custom-shape draw:style-name="gr21" draw:text-style-name="P20" draw:layer="layout" svg:width="11.351cm" svg:height="4.881cm" svg:x="1.151cm" svg:y="9.357cm">
          <text:list text:style-name="L1">
            <text:list-header>
              <text:p text:style-name="P18"><text:span text:style-name="T15">Systèmes de coordonnées utilisables dans différents référentiels du système solaire :</text:span></text:p>
            </text:list-header>
          </text:list>
          <text:list text:style-name="L5">
            <text:list-item>
              <text:list>
                <text:list-item>
                  <text:p text:style-name="P19"><text:span text:style-name="T15"><text:s/></text:span><text:span text:style-name="T15">héliocentrique,</text:span></text:p>
                </text:list-item>
                <text:list-item>
                  <text:p text:style-name="P19"><text:span text:style-name="T15">géocentrique,</text:span></text:p>
                </text:list-item>
                <text:list-item>
                  <text:p text:style-name="P19"><text:span text:style-name="T15">topocentrique,</text:span></text:p>
                </text:list-item>
                <text:list-item>
                  <text:p text:style-name="P19"><text:span text:style-name="T15">planétocentrique..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2.348cm" svg:height="1.477cm" svg:x="1.151cm" svg:y="14.843cm">
          <text:list text:style-name="L1">
            <text:list-header>
              <text:p text:style-name="P13"><text:span text:style-name="T15">Le système de coordonnées cartésiennes (utlisé dans l’usage courant) sert à passer d’un référentiel à l’autr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 presentation:use-date-time-name="dtd1">
        <draw:frame presentation:style-name="pr6" draw:text-style-name="P2" draw:layer="layout" svg:width="21.59cm" svg:height="2.124cm" svg:x="1.693cm" svg:y="0.825cm" presentation:class="title" presentation:user-transformed="true">
          <draw:text-box>
            <text:list text:style-name="L1">
              <text:list-header>
                <text:p text:style-name="P1">Repères et systèmes<text:line-break/><text:span text:style-name="T12">Ephémérides astronomiques</text:span></text:p>
              </text:list-header>
            </text:list>
          </draw:text-box>
        </draw:frame>
        <draw:frame presentation:style-name="pr8" draw:text-style-name="P2" draw:layer="layout" svg:width="22.609cm" svg:height="11.505cm" svg:x="1.15cm" svg:y="4.021cm" presentation:class="outline" presentation:user-transformed="true">
          <draw:text-box>
            <text:list text:style-name="L1">
              <text:list-header>
                <text:p text:style-name="P8">Les différents systèmes de coordonnées sont supposés connus</text:p>
                <text:p text:style-name="P21"><text:tab/>• coordonnées locales</text:p>
                <text:p text:style-name="P21"><text:tab/>• coordonnées horaires</text:p>
                <text:p text:style-name="P21"><text:tab/>• coordonnées équatoriales</text:p>
                <text:p text:style-name="P21"><text:tab/>• coordonnées écliptiques</text:p>
                <text:p text:style-name="P8"/>
                <text:p text:style-name="P8">Dans ce chapitre pour les applications dans Excel nous passerons en revue </text:p>
              </text:list-header>
            </text:list>
            <text:list text:style-name="L6">
              <text:list-item>
                <text:list>
                  <text:list-item>
                    <text:p text:style-name="P19">les changements de coordonnées,</text:p>
                  </text:list-item>
                  <text:list-item>
                    <text:p text:style-name="P19">les changements de systè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draw:custom-shape draw:style-name="gr2" draw:text-style-name="P4" draw:layer="layout" svg:width="21.59cm" svg:height="1.277cm" svg:x="1.693cm" svg:y="1.249cm">
          <text:list text:style-name="L1">
            <text:list-header>
              <text:p text:style-name="P3">Changement de coordonnées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8.59cm" svg:height="2.965cm" svg:x="1.31cm" svg:y="10.724cm">
          <text:list text:style-name="L1">
            <text:list-header>
              <text:p text:style-name="P3"><text:span text:style-name="T16">Système sphérique origine </text:span></text:p>
              <text:p text:style-name="P3"><text:span text:style-name="T16">(</text:span><text:span text:style-name="T17">a</text:span><text:span text:style-name="T16"> et </text:span><text:span text:style-name="T17">b</text:span><text:span text:style-name="T16">)</text:span></text:p>
              <text:p text:style-name="P3"><text:span text:style-name="T16">▼</text:span></text:p>
              <text:p text:style-name="P3"><text:span text:style-name="T16">x, y,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2" draw:layer="layout" svg:width="9.401cm" svg:height="0.937cm" svg:x="1.645cm" svg:y="2.849cm">
          <text:list text:style-name="L1">
            <text:list-header>
              <text:p text:style-name="P1"><text:span text:style-name="T16">Sur la sphère céleste, </text:span><text:span text:style-name="T17">r</text:span><text:span text:style-name="T16"> est pris égal à 1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2" draw:layer="layout" svg:width="18.301cm" svg:height="0.937cm" svg:x="1.676cm" svg:y="4.198cm">
          <text:list text:style-name="L1">
            <text:list-header>
              <text:p text:style-name="P1"><text:span text:style-name="T16">On passe d’un système d’angle (</text:span><text:span text:style-name="T17">a</text:span><text:span text:style-name="T16"> et </text:span><text:span text:style-name="T17">b</text:span><text:span text:style-name="T16">) à un nouveau système d’angle (</text:span><text:span text:style-name="T17">a</text:span><text:span text:style-name="T16">’ et </text:span><text:span text:style-name="T17">b</text:span><text:span text:style-name="T16">’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22.379cm" svg:height="4.317cm" svg:x="1.31cm" svg:y="5.724cm">
          <text:list text:style-name="L1">
            <text:list-header>
              <text:p text:style-name="P1"><text:span text:style-name="T18">Peut se faire soit par </text:span></text:p>
              <text:p text:style-name="P1"><text:span text:style-name="T18"/></text:p>
              <text:p text:style-name="P23"><text:span text:style-name="T18"><text:tab/></text:span><text:span text:style-name="T18">• </text:span><text:span text:style-name="T19">formules de la trigonométrie sphérique</text:span></text:p>
              <text:p text:style-name="P23"><text:span text:style-name="T18"><text:tab/></text:span><text:span text:style-name="T18"><text:tab/></text:span><text:span text:style-name="T18">voir formule en tableau annexe ou dans les Ephémérides de l’IMCCE.</text:span></text:p>
              <text:p text:style-name="P1"><text:span text:style-name="T18"/></text:p>
              <text:p text:style-name="P23"><text:span text:style-name="T18"><text:tab/></text:span><text:span text:style-name="T18">• </text:span><text:span text:style-name="T19">rotation en calcul matrici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5.402cm" svg:height="6.8cm" svg:x="9.781cm" svg:y="10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449cm" svg:height="0.937cm" svg:x="11.249cm" svg:y="11.593cm">
          <text:list text:style-name="L1">
            <text:list-header>
              <text:p text:style-name="P1"><text:span text:style-name="T16">Ro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9" draw:layer="layout" svg:width="2.929cm" svg:height="2.866cm" svg:x="11.015cm" svg:y="13.26cm">
          <loext:p draw:class-id="0002CE01-0000-0000-c000-000000000046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8" draw:text-style-name="P9" draw:layer="layout" svg:width="5.763cm" svg:height="2.88cm" svg:x="17.401cm" svg:y="14.049cm">
          <loext:p draw:class-id="0002CE01-0000-0000-c000-000000000046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6" draw:text-style-name="P2" draw:layer="layout" svg:width="8.401cm" svg:height="6.8cm" svg:x="16.082cm" svg:y="10.5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7.399cm" svg:height="3.641cm" svg:x="16.581cm" svg:y="10.724cm">
          <text:list text:style-name="L1">
            <text:list-header>
              <text:p text:style-name="P3"><text:span text:style-name="T16">x, y, z</text:span></text:p>
              <text:p text:style-name="P3"><text:span text:style-name="T16">▼</text:span></text:p>
              <text:p text:style-name="P3"><text:span text:style-name="T16">Système sphérique nouveau</text:span></text:p>
              <text:p text:style-name="P3"><text:span text:style-name="T16">(</text:span><text:span text:style-name="T17">a’</text:span><text:span text:style-name="T16"> et </text:span><text:span text:style-name="T17">b’</text:span><text:span text:style-name="T16">)</text:span></text:p>
              <text:p text:style-name="P3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4.591cm" svg:height="2.289cm" svg:x="2.985cm" svg:y="14.235cm">
          <text:list text:style-name="L7">
            <text:list-header>
              <text:p text:style-name="P3"><text:span text:style-name="T20">x</text:span><text:span text:style-name="T21"> = cos </text:span><text:span text:style-name="T20">a</text:span><text:span text:style-name="T21"> </text:span><text:span text:style-name="T22"></text:span><text:span text:style-name="T21"> cos </text:span><text:span text:style-name="T20">b</text:span></text:p>
              <text:p text:style-name="P3"><text:span text:style-name="T20">y</text:span><text:span text:style-name="T21"> = sin </text:span><text:span text:style-name="T20">a</text:span><text:span text:style-name="T21"> </text:span><text:span text:style-name="T22"></text:span><text:span text:style-name="T21"> cob </text:span><text:span text:style-name="T20">b</text:span></text:p>
              <text:p text:style-name="P3"><text:span text:style-name="T20">z</text:span><text:span text:style-name="T21"> = sin </text:span><text:span text:style-name="T2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7.201cm" svg:height="6.8cm" svg:x="1.68cm" svg:y="10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draw:custom-shape draw:style-name="gr23" draw:text-style-name="P22" draw:layer="layout" svg:width="13.86cm" svg:height="8.643cm" svg:x="5.499cm" svg:y="4.48cm">
          <text:list text:style-name="L1">
            <text:list-header>
              <text:p text:style-name="P1"><text:span text:style-name="T23">Passage coordonnées locales - coordonnées horaires</text:span></text:p>
              <text:p text:style-name="P3"><text:span text:style-name="T23">[</text:span><text:span text:style-name="T24">a</text:span><text:span text:style-name="T23"> ; </text:span><text:span text:style-name="T24">h</text:span><text:span text:style-name="T23">] </text:span><text:span text:style-name="T25"></text:span><text:span text:style-name="T23"> <text:s/>[</text:span><text:span text:style-name="T24">H</text:span><text:span text:style-name="T23"> ; </text:span><text:span text:style-name="T25"></text:span><text:span text:style-name="T23">]</text:span></text:p>
              <text:p text:style-name="P1"><text:span text:style-name="T23"/></text:p>
              <text:p text:style-name="P1"><text:span text:style-name="T23">Passage coordonnées horaires - équatoriales : </text:span></text:p>
              <text:p text:style-name="P1"><text:span text:style-name="T23"/></text:p>
            </text:list-header>
          </text:list>
          <text:list text:style-name="L8">
            <text:list-item>
              <text:list>
                <text:list-header>
                  <text:p text:style-name="P24"><text:span text:style-name="T26"><text:tab/></text:span><text:span text:style-name="T26"><text:tab/></text:span><text:span text:style-name="T26">H = T </text:span><text:span text:style-name="T27">- </text:span><text:span text:style-name="T28"></text:span></text:p>
                </text:list-header>
              </text:list>
            </text:list-item>
          </text:list>
          <text:list text:style-name="L1">
            <text:list-header>
              <text:p text:style-name="P1"><text:span text:style-name="T23"/></text:p>
              <text:p text:style-name="P1"><text:span text:style-name="T23">Passage coordonnées équatoriales - écliptiques</text:span></text:p>
              <text:p text:style-name="P3"><text:span text:style-name="T23">[</text:span><text:span text:style-name="T25"></text:span><text:span text:style-name="T23">; </text:span><text:span text:style-name="T25"></text:span><text:span text:style-name="T23">] </text:span><text:span text:style-name="T25"></text:span><text:span text:style-name="T23"> [</text:span><text:span text:style-name="T24">l </text:span><text:span text:style-name="T23">; </text:span><text:span text:style-name="T24">b</text:span><text:span text:style-name="T23">]</text:span></text:p>
              <text:p text:style-name="P1"><text:span text:style-name="T23"/></text:p>
              <text:p text:style-name="P1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1.277cm" svg:x="1.693cm" svg:y="1.249cm">
          <text:list text:style-name="L1">
            <text:list-header>
              <text:p text:style-name="P3">Changement de coordonnées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1.255cm" svg:height="0.937cm" svg:x="6.853cm" svg:y="13.727cm">
          <text:list text:style-name="L1">
            <text:list-header>
              <text:p text:style-name="P1"><text:span text:style-name="T16">Passage coordonnées équatoriales – galactiqu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draw:frame draw:layer="layout" svg:width="24.769cm" svg:height="13.121cm" svg:x="0.273cm" svg:y="3.93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list text:style-name="L9">
                  <text:list-header>
                    <text:p text:style-name="P25"><text:span text:style-name="T29"> 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26"><text:span text:style-name="T29">Coordonnées locales</text:span></text:p>
                  </text:list-header>
                </text:list>
              </table:table-cell>
              <table:table-cell table:style-name="ce3">
                <text:list text:continue-numbering="true" text:style-name="L9">
                  <text:list-header>
                    <text:p text:style-name="P26"><text:span text:style-name="T29">Coordonnées horaires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26"><text:span text:style-name="T29">Coordonnées équatoriales</text:span></text:p>
                  </text:list-header>
                </text:list>
              </table:table-cell>
              <table:table-cell table:style-name="ce5">
                <text:list text:continue-numbering="true" text:style-name="L9">
                  <text:list-header>
                    <text:p text:style-name="P26"><text:span text:style-name="T29">Coordonnées écliptiques</text:span></text:p>
                  </text:list-header>
                </text:list>
              </table:table-cell>
            </table:table-row>
            <table:table-row table:style-name="ro2">
              <table:table-cell table:style-name="ce6" table:number-rows-spanned="3">
                <text:list text:continue-numbering="true" text:style-name="L9">
                  <text:list-header>
                    <text:p text:style-name="P25"><text:span text:style-name="T29">Coordonnées locales</text:span></text:p>
                  </text:list-header>
                </text:list>
              </table:table-cell>
              <table:table-cell table:style-name="ce7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26"><text:span text:style-name="T30">Rotation </text:span><text:span text:style-name="T31"></text:span><text:span text:style-name="T32">autour </text:span><text:span text:style-name="T30">de Oy</text:span></text:p>
                    <text:p text:style-name="P26"><text:span text:style-name="T30"/></text:p>
                    <text:p text:style-name="P26"><text:span text:style-name="T30">sinδ=sin</text:span><text:span text:style-name="T31"></text:span><text:span text:style-name="T30">.cosz-cosϕ.sinz.cosa</text:span></text:p>
                  </text:list-header>
                </text:list>
              </table:table-cell>
              <table:table-cell table:style-name="ce9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10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</table:table-row>
            <table:table-row table:style-name="ro1" table:default-cell-style-name="ce11">
              <table:covered-table-cell/>
              <table:covered-table-cell/>
              <table:table-cell table:style-name="ce12">
                <text:list text:continue-numbering="true" text:style-name="L9">
                  <text:list-header>
                    <text:p text:style-name="P26"><text:span text:style-name="T30">cosδ.sinH=sinz.sin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11">
              <table:covered-table-cell/>
              <table:covered-table-cell/>
              <table:table-cell table:style-name="ce13">
                <text:list text:continue-numbering="true" text:style-name="L9">
                  <text:list-header>
                    <text:p text:style-name="P26"><text:span text:style-name="T30">cosδ.cosH=cosϕ.cosz+sinϕ.sinz.cosa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14" table:number-rows-spanned="3">
                <text:list text:continue-numbering="true" text:style-name="L9">
                  <text:list-header>
                    <text:p text:style-name="P25"><text:span text:style-name="T29">Coordonnées horaires</text:span></text:p>
                  </text:list-header>
                </text:list>
              </table:table-cell>
              <table:table-cell table:style-name="ce15">
                <text:list text:continue-numbering="true" text:style-name="L9">
                  <text:list-header>
                    <text:p text:style-name="P26"><text:span text:style-name="T30">Rotation -</text:span><text:span text:style-name="T31"></text:span><text:span text:style-name="T32">autour</text:span><text:span text:style-name="T30"> de Oy</text:span></text:p>
                    <text:p text:style-name="P26"><text:span text:style-name="T30"/></text:p>
                    <text:p text:style-name="P26"><text:span text:style-name="T30">cosz=sinϕ.sinδ+cosϕ.cosδ.cosH</text:span></text:p>
                  </text:list-header>
                </text:list>
              </table:table-cell>
              <table:table-cell table:style-name="ce16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17" table:number-rows-spanned="3">
                <text:list text:continue-numbering="true" text:style-name="L9">
                  <text:list-header>
                    <text:p text:style-name="P26"><text:span text:style-name="T30">Rotation T</text:span><text:span text:style-name="T31"></text:span><text:span text:style-name="T32">autour </text:span><text:span text:style-name="T30">de Oz</text:span></text:p>
                    <text:p text:style-name="P26"><text:span text:style-name="T30"/></text:p>
                    <text:p text:style-name="P26"><text:span text:style-name="T30">α = T - H</text:span></text:p>
                  </text:list-header>
                </text:list>
              </table:table-cell>
              <table:table-cell table:style-name="ce18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</table:table-row>
            <table:table-row table:style-name="ro1" table:default-cell-style-name="ce11">
              <table:covered-table-cell/>
              <table:table-cell table:style-name="ce19">
                <text:list text:continue-numbering="true" text:style-name="L9">
                  <text:list-header>
                    <text:p text:style-name="P26"><text:span text:style-name="T30">sinz.sina=cosδ.sinH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1" table:default-cell-style-name="ce11">
              <table:covered-table-cell/>
              <table:table-cell table:style-name="ce20">
                <text:list text:continue-numbering="true" text:style-name="L9">
                  <text:list-header>
                    <text:p text:style-name="P26"><text:span text:style-name="T30">sinz.cosa=-cosϕ.sinδ+sinϕ.cosδ.cosH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1" table:number-rows-spanned="3">
                <text:list text:continue-numbering="true" text:style-name="L9">
                  <text:list-header>
                    <text:p text:style-name="P25"><text:span text:style-name="T29">Coordonnées équatoriales</text:span></text:p>
                  </text:list-header>
                </text:list>
              </table:table-cell>
              <table:table-cell table:style-name="ce22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23" table:number-rows-spanned="3">
                <text:list text:continue-numbering="true" text:style-name="L9">
                  <text:list-header>
                    <text:p text:style-name="P26"><text:span text:style-name="T30">Rotation </text:span><text:span text:style-name="T31"></text:span><text:span text:style-name="T32">autour de</text:span><text:span text:style-name="T33"> </text:span><text:span text:style-name="T30">Oz</text:span></text:p>
                    <text:p text:style-name="P26"><text:span text:style-name="T30"/></text:p>
                    <text:p text:style-name="P26"><text:span text:style-name="T30">H = T - α</text:span></text:p>
                  </text:list-header>
                </text:list>
              </table:table-cell>
              <table:table-cell table:style-name="ce24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25">
                <text:list text:continue-numbering="true" text:style-name="L9">
                  <text:list-header>
                    <text:p text:style-name="P26"><text:span text:style-name="T30">Rotation </text:span><text:span text:style-name="T31"></text:span><text:span text:style-name="T32">autour </text:span><text:span text:style-name="T30">de Oy</text:span></text:p>
                    <text:p text:style-name="P26"><text:span text:style-name="T30"/></text:p>
                    <text:p text:style-name="P26"><text:span text:style-name="T30">sinb=cosε . sinδ-sinε . cosδ . sinα</text:span></text:p>
                  </text:list-header>
                </text:list>
              </table:table-cell>
            </table:table-row>
            <table:table-row table:style-name="ro1" table:default-cell-style-name="ce11">
              <table:covered-table-cell/>
              <table:covered-table-cell/>
              <table:covered-table-cell/>
              <table:covered-table-cell/>
              <table:table-cell table:style-name="ce26">
                <text:list text:continue-numbering="true" text:style-name="L9">
                  <text:list-header>
                    <text:p text:style-name="P26"><text:span text:style-name="T30">cosb . cosl=cosδ . cosα</text:span></text:p>
                  </text:list-header>
                </text:list>
              </table:table-cell>
            </table:table-row>
            <table:table-row table:style-name="ro3" table:default-cell-style-name="ce11">
              <table:covered-table-cell/>
              <table:covered-table-cell/>
              <table:covered-table-cell/>
              <table:covered-table-cell/>
              <table:table-cell table:style-name="ce27">
                <text:list text:continue-numbering="true" text:style-name="L9">
                  <text:list-header>
                    <text:p text:style-name="P26"><text:span text:style-name="T30">cosb . sinl=sinε . sinδ+cosε . cosδ . sinα</text:span></text:p>
                  </text:list-header>
                </text:list>
              </table:table-cell>
            </table:table-row>
            <table:table-row table:style-name="ro2">
              <table:table-cell table:style-name="ce28" table:number-rows-spanned="3">
                <text:list text:continue-numbering="true" text:style-name="L9">
                  <text:list-header>
                    <text:p text:style-name="P25"><text:span text:style-name="T29">Coordonnées écliptiques</text:span></text:p>
                  </text:list-header>
                </text:list>
              </table:table-cell>
              <table:table-cell table:style-name="ce29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30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  <table:table-cell table:style-name="ce31">
                <text:list text:continue-numbering="true" text:style-name="L9">
                  <text:list-header>
                    <text:p text:style-name="P26"><text:span text:style-name="T30">Rotation -</text:span><text:span text:style-name="T31"></text:span><text:span text:style-name="T32">autour </text:span><text:span text:style-name="T30">de Oy</text:span></text:p>
                    <text:p text:style-name="P26"><text:span text:style-name="T30"/></text:p>
                    <text:p text:style-name="P26"><text:span text:style-name="T30">sinδ=cosε . sinb+sinε . cosb sinl</text:span></text:p>
                  </text:list-header>
                </text:list>
              </table:table-cell>
              <table:table-cell table:style-name="ce32" table:number-rows-spanned="3">
                <text:list text:continue-numbering="true" text:style-name="L9">
                  <text:list-header>
                    <text:p text:style-name="P26"><text:span text:style-name="T29"> </text:span></text:p>
                  </text:list-header>
                </text:list>
              </table:table-cell>
            </table:table-row>
            <table:table-row table:style-name="ro1" table:default-cell-style-name="ce11">
              <table:covered-table-cell/>
              <table:covered-table-cell/>
              <table:covered-table-cell/>
              <table:table-cell table:style-name="ce33">
                <text:list text:continue-numbering="true" text:style-name="L9">
                  <text:list-header>
                    <text:p text:style-name="P26"><text:span text:style-name="T30">cosδ . cosα=cosb . cosl</text:span></text:p>
                  </text:list-header>
                </text:list>
              </table:table-cell>
              <table:covered-table-cell/>
            </table:table-row>
            <table:table-row table:style-name="ro3" table:default-cell-style-name="ce11">
              <table:covered-table-cell/>
              <table:covered-table-cell/>
              <table:covered-table-cell/>
              <table:table-cell table:style-name="ce34">
                <text:list text:continue-numbering="true" text:style-name="L9">
                  <text:list-header>
                    <text:p text:style-name="P26"><text:span text:style-name="T30">cosδ . sinα=-sinε . sinb+cosε . cosb . sinl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8" draw:layer="layout" svg:width="8.211cm" svg:height="1.613cm" svg:x="8.371cm" svg:y="1.323cm">
          <text:list text:style-name="L2">
            <text:list-header>
              <text:p text:style-name="P27"><text:span text:style-name="T34">Changements de coordonnées</text:span></text:p>
              <text:p text:style-name="P27"><text:span text:style-name="T34">Trigonométrie sphériq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8" draw:layer="layout" svg:width="3.1cm" svg:height="1.782cm" svg:x="0.132cm" svg:y="2.258cm">
          <text:list text:style-name="L2">
            <text:list-header>
              <text:p text:style-name="P27"><text:span text:style-name="T35">Coordonnées</text:span></text:p>
              <text:p text:style-name="P27"><text:span text:style-name="T35">origine</text:span></text:p>
              <text:p text:style-name="P27"><text:span text:style-name="T36">▼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draw:custom-shape draw:style-name="gr32" draw:text-style-name="P6" draw:layer="layout" svg:width="6.314cm" svg:height="0.937cm" svg:x="1.098cm" svg:y="13.031cm">
          <text:list text:style-name="L2">
            <text:list-header>
              <text:p text:style-name="P5"><text:span text:style-name="T34">Translation de [X, Y, Z]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808cm" svg:height="1.277cm" svg:x="7.091cm" svg:y="1.249cm">
          <text:list text:style-name="L1">
            <text:list-header>
              <text:p text:style-name="P3">Changement de référentiel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8.195cm" svg:height="9.155cm" svg:x="2.897cm" svg:y="3.726cm">
          <draw:image xlink:href="Pictures/2000022000004700000023A86017C0E17A9ABEAD.wmf" xlink:type="simple" xlink:show="embed" xlink:actuate="onLoad">
            <text:p/>
          </draw:image>
        </draw:frame>
        <draw:custom-shape draw:style-name="gr33" draw:text-style-name="P6" draw:layer="layout" svg:width="2.517cm" svg:height="2.289cm" svg:x="3.021cm" svg:y="14.631cm">
          <text:list text:style-name="L2">
            <text:list-header>
              <text:p text:style-name="P5"><text:span text:style-name="T34">x’ = x+X</text:span></text:p>
              <text:p text:style-name="P5"><text:span text:style-name="T34">y’ = y+Y</text:span></text:p>
              <text:p text:style-name="P5"><text:span text:style-name="T34">z’ = z+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808cm" svg:height="1.023cm" svg:x="7.095cm" svg:y="2.52cm">
          <text:list text:style-name="L1">
            <text:list-header>
              <text:p text:style-name="P3"><text:span text:style-name="T6">dans le Système solai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5.257cm" svg:height="1.613cm" svg:x="9.843cm" svg:y="14.848cm">
          <text:list text:style-name="L2">
            <text:list-header>
              <text:p text:style-name="P5"><text:span text:style-name="T34">L’orientation du plan de l’écliptique et la direction du point </text:span><text:span text:style-name="T37"></text:span><text:span text:style-name="T34"> sont communes aux référentie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draw:custom-shape draw:style-name="gr35" draw:text-style-name="P6" draw:layer="layout" svg:width="3.884cm" svg:height="0.937cm" svg:x="5.001cm" svg:y="13.339cm">
          <text:list text:style-name="L2">
            <text:list-header>
              <text:p text:style-name="P5"><text:span text:style-name="T34">Géocentriq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808cm" svg:height="1.277cm" svg:x="7.091cm" svg:y="1.249cm">
          <text:list text:style-name="L1">
            <text:list-header>
              <text:p text:style-name="P3">Changement d’origine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8.195cm" svg:height="9.155cm" svg:x="2.897cm" svg:y="3.726cm">
          <draw:image xlink:href="Pictures/2000022000004700000023A86017C0E17A9ABEAD.wmf" xlink:type="simple" xlink:show="embed" xlink:actuate="onLoad">
            <text:p/>
          </draw:image>
        </draw:frame>
        <draw:custom-shape draw:style-name="gr36" draw:text-style-name="P6" draw:layer="layout" svg:width="1.383cm" svg:height="2.568cm" svg:x="6.204cm" svg:y="14.834cm">
          <text:list text:style-name="L2">
            <text:list-header>
              <text:p text:style-name="P5"><text:span text:style-name="T34">X</text:span><text:span text:style-name="T38">P/T</text:span></text:p>
              <text:p text:style-name="P5"><text:span text:style-name="T34">Y</text:span><text:span text:style-name="T38">P/T</text:span></text:p>
              <text:p text:style-name="P5"><text:span text:style-name="T34">Z</text:span><text:span text:style-name="T38">P/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0.808cm" svg:height="1.023cm" svg:x="7.095cm" svg:y="2.52cm">
          <text:list text:style-name="L1">
            <text:list-header>
              <text:p text:style-name="P3"><text:span text:style-name="T6">dans le Système solai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.4cm" svg:height="2.568cm" svg:x="17.396cm" svg:y="14.834cm">
          <text:list text:style-name="L2">
            <text:list-header>
              <text:p text:style-name="P5"><text:span text:style-name="T34">X</text:span><text:span text:style-name="T38">P/S</text:span></text:p>
              <text:p text:style-name="P5"><text:span text:style-name="T34">Y</text:span><text:span text:style-name="T38">P/S</text:span></text:p>
              <text:p text:style-name="P5"><text:span text:style-name="T34">Z</text:span><text:span text:style-name="T38">P/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6" draw:layer="layout" svg:width="4.109cm" svg:height="0.937cm" svg:x="16.1cm" svg:y="13.339cm">
          <text:list text:style-name="L2">
            <text:list-header>
              <text:p text:style-name="P5"><text:span text:style-name="T34">Héliocentriq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6" draw:layer="layout" svg:width="4.802cm" svg:height="2.568cm" svg:x="10.076cm" svg:y="14.834cm">
          <text:list text:style-name="L2">
            <text:list-header>
              <text:p text:style-name="P5"><text:span text:style-name="T34">X</text:span><text:span text:style-name="T38">P/S </text:span><text:span text:style-name="T34">=X</text:span><text:span text:style-name="T38">P/T</text:span><text:span text:style-name="T34">+</text:span><text:span text:style-name="T38"> </text:span><text:span text:style-name="T34">X</text:span><text:span text:style-name="T38">T/S</text:span></text:p>
              <text:p text:style-name="P5"><text:span text:style-name="T34">Y</text:span><text:span text:style-name="T38">P/S</text:span><text:span text:style-name="T34">=Y</text:span><text:span text:style-name="T38">P/T </text:span><text:span text:style-name="T34">+Z</text:span><text:span text:style-name="T38">T/S</text:span></text:p>
              <text:p text:style-name="P5"><text:span text:style-name="T34">Z</text:span><text:span text:style-name="T38">P/S</text:span><text:span text:style-name="T34">=Z</text:span><text:span text:style-name="T38">P/T </text:span><text:span text:style-name="T34">+Z</text:span><text:span text:style-name="T38">T/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draw:custom-shape draw:style-name="gr2" draw:text-style-name="P4" draw:layer="layout" svg:width="10.808cm" svg:height="1.277cm" svg:x="7.091cm" svg:y="1.249cm">
          <text:list text:style-name="L1">
            <text:list-header>
              <text:p text:style-name="P3">Changement d’origin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808cm" svg:height="1.023cm" svg:x="7.095cm" svg:y="2.52cm">
          <text:list text:style-name="L1">
            <text:list-header>
              <text:p text:style-name="P3"><text:span text:style-name="T6">dans le Système solai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9.886cm" svg:height="7.119cm" svg:x="2.659cm" svg:y="4.802cm">
          <text:list text:style-name="L1">
            <text:list-header>
              <text:p text:style-name="P1"><text:span text:style-name="T23">Méthode</text:span></text:p>
              <text:p text:style-name="P1"><text:span text:style-name="T23"/></text:p>
              <text:p text:style-name="P1"><text:span text:style-name="T23">1 – passage du système de coordonnées utilisées en coordonnées écliptiques</text:span></text:p>
              <text:p text:style-name="P1"><text:span text:style-name="T23">2 – changement de système de référentiel par translation</text:span></text:p>
              <text:p text:style-name="P1"><text:span text:style-name="T23"/></text:p>
              <text:p text:style-name="P1"><text:span text:style-name="T23"/></text:p>
              <text:p text:style-name="P1"><text:span text:style-name="T23"/></text:p>
              <text:p text:style-name="P1"><text:span text:style-name="T23"/></text:p>
              <text:p text:style-name="P1"><text:span text:style-name="T23">3 – retour aux coordonnées utilisé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2" draw:layer="layout" svg:width="2.818cm" svg:height="2.547cm" svg:x="9.313cm" svg:y="7.88cm">
          <text:list text:style-name="L1">
            <text:list-header>
              <text:p text:style-name="P1"><text:span text:style-name="T23">x’ = x+X</text:span></text:p>
              <text:p text:style-name="P1"><text:span text:style-name="T23">y’ = y+Y</text:span></text:p>
              <text:p text:style-name="P1"><text:span text:style-name="T23">z’ = z+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2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1d657b" draw:end-color="#0d2d3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d935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d935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d935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d935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d935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d935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d935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d935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d935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d93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935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d2d37" draw:fill-gradient-name="Gradient_20_2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ffd935" fo:font-size="100%"/>
          </text:list-level-style-number>
          <text:list-level-style-bullet text:level="2" text:bullet-char="–">
            <style:list-level-properties text:space-before="0.996cm" text:min-label-width="0.494cm"/>
            <style:text-properties style:font-name="Times New Roman" fo:color="#ffd935" fo:font-size="100%"/>
          </text:list-level-style-bullet>
          <text:list-level-style-bullet text:level="3" text:bullet-char="•">
            <style:list-level-properties text:space-before="1.988cm" text:min-label-width="0.494cm"/>
            <style:text-properties style:font-name="Times New Roman" fo:color="#ffd935" fo:font-size="100%"/>
          </text:list-level-style-bullet>
          <text:list-level-style-bullet text:level="4" text:bullet-char="–">
            <style:list-level-properties text:space-before="2.98cm" text:min-label-width="0.499cm"/>
            <style:text-properties style:font-name="Times New Roman" fo:color="#ffd935" fo:font-size="100%"/>
          </text:list-level-style-bullet>
          <text:list-level-style-bullet text:level="5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6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7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8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9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10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</text:list-style>
      </style:graphic-properties>
      <style:paragraph-properties fo:margin-left="0.498cm" fo:margin-right="0cm" fo:margin-top="0.158cm" fo:margin-bottom="0cm" fo:line-height="100%" fo:text-align="start" fo:text-indent="-0.498cm" style:punctuation-wrap="simple" style:line-break="normal" style:writing-mode="lr-tb" style:font-independent-line-spacing="true">
        <style:tab-stops>
          <style:tab-stop style:position="0cm"/>
          <style:tab-stop style:position="2.041cm"/>
          <style:tab-stop style:position="4.581cm"/>
          <style:tab-stop style:position="7.121cm"/>
          <style:tab-stop style:position="9.661cm"/>
          <style:tab-stop style:position="12.201cm"/>
          <style:tab-stop style:position="14.741cm"/>
          <style:tab-stop style:position="17.281cm"/>
          <style:tab-stop style:position="19.821cm"/>
          <style:tab-stop style:position="22.361cm"/>
          <style:tab-stop style:position="24.901cm"/>
          <style:tab-stop style:position="27.441cm"/>
        </style:tab-stops>
      </style:paragraph-properties>
      <style:text-properties fo:font-variant="normal" fo:text-transform="none" fo:color="#ffd935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2" text:bullet-char="–">
            <style:list-level-properties text:space-before="0.996cm" text:min-label-width="0.494cm"/>
            <style:text-properties style:font-name="Times New Roman" fo:color="#ffd935" fo:font-size="100%"/>
          </text:list-level-style-bullet>
          <text:list-level-style-bullet text:level="3" text:bullet-char="•">
            <style:list-level-properties text:space-before="1.988cm" text:min-label-width="0.494cm"/>
            <style:text-properties style:font-name="Times New Roman" fo:color="#ffd935" fo:font-size="100%"/>
          </text:list-level-style-bullet>
          <text:list-level-style-bullet text:level="4" text:bullet-char="–">
            <style:list-level-properties text:space-before="2.98cm" text:min-label-width="0.499cm"/>
            <style:text-properties style:font-name="Times New Roman" fo:color="#ffd935" fo:font-size="100%"/>
          </text:list-level-style-bullet>
          <text:list-level-style-bullet text:level="5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6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7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8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9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  <text:list-level-style-bullet text:level="10" text:bullet-char="»">
            <style:list-level-properties text:space-before="3.977cm" text:min-label-width="0.494cm"/>
            <style:text-properties style:font-name="Times New Roman" fo:color="#ffd935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49cm"/>
          <style:tab-stop style:position="3.589cm"/>
          <style:tab-stop style:position="6.129cm"/>
          <style:tab-stop style:position="8.669cm"/>
          <style:tab-stop style:position="11.209cm"/>
          <style:tab-stop style:position="13.749cm"/>
          <style:tab-stop style:position="16.289cm"/>
          <style:tab-stop style:position="18.829cm"/>
          <style:tab-stop style:position="21.369cm"/>
          <style:tab-stop style:position="23.909cm"/>
          <style:tab-stop style:position="26.449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4.14cm"/>
          <style:tab-stop style:position="6.68cm"/>
          <style:tab-stop style:position="9.22cm"/>
          <style:tab-stop style:position="11.76cm"/>
          <style:tab-stop style:position="14.3cm"/>
          <style:tab-stop style:position="16.84cm"/>
          <style:tab-stop style:position="19.38cm"/>
          <style:tab-stop style:position="21.92cm"/>
          <style:tab-stop style:position="24.46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08cm"/>
          <style:tab-stop style:position="3.148cm"/>
          <style:tab-stop style:position="5.688cm"/>
          <style:tab-stop style:position="8.228cm"/>
          <style:tab-stop style:position="10.768cm"/>
          <style:tab-stop style:position="13.308cm"/>
          <style:tab-stop style:position="15.848cm"/>
          <style:tab-stop style:position="18.388cm"/>
          <style:tab-stop style:position="20.928cm"/>
          <style:tab-stop style:position="23.468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08cm"/>
          <style:tab-stop style:position="3.148cm"/>
          <style:tab-stop style:position="5.688cm"/>
          <style:tab-stop style:position="8.228cm"/>
          <style:tab-stop style:position="10.768cm"/>
          <style:tab-stop style:position="13.308cm"/>
          <style:tab-stop style:position="15.848cm"/>
          <style:tab-stop style:position="18.388cm"/>
          <style:tab-stop style:position="20.928cm"/>
          <style:tab-stop style:position="23.468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08cm"/>
          <style:tab-stop style:position="3.148cm"/>
          <style:tab-stop style:position="5.688cm"/>
          <style:tab-stop style:position="8.228cm"/>
          <style:tab-stop style:position="10.768cm"/>
          <style:tab-stop style:position="13.308cm"/>
          <style:tab-stop style:position="15.848cm"/>
          <style:tab-stop style:position="18.388cm"/>
          <style:tab-stop style:position="20.928cm"/>
          <style:tab-stop style:position="23.468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08cm"/>
          <style:tab-stop style:position="3.148cm"/>
          <style:tab-stop style:position="5.688cm"/>
          <style:tab-stop style:position="8.228cm"/>
          <style:tab-stop style:position="10.768cm"/>
          <style:tab-stop style:position="13.308cm"/>
          <style:tab-stop style:position="15.848cm"/>
          <style:tab-stop style:position="18.388cm"/>
          <style:tab-stop style:position="20.928cm"/>
          <style:tab-stop style:position="23.468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08cm"/>
          <style:tab-stop style:position="3.148cm"/>
          <style:tab-stop style:position="5.688cm"/>
          <style:tab-stop style:position="8.228cm"/>
          <style:tab-stop style:position="10.768cm"/>
          <style:tab-stop style:position="13.308cm"/>
          <style:tab-stop style:position="15.848cm"/>
          <style:tab-stop style:position="18.388cm"/>
          <style:tab-stop style:position="20.928cm"/>
          <style:tab-stop style:position="23.468cm"/>
        </style:tab-stops>
      </style:paragraph-properties>
      <style:text-properties fo:color="#ffd935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d935" fo:font-size="100%"/>
          </text:list-level-style-number>
          <text:list-level-style-bullet text:level="2" text:bullet-char="–">
            <style:list-level-properties text:space-before="0.996cm"/>
            <style:text-properties style:font-name="Times New Roman" fo:color="#ffd935" fo:font-size="100%"/>
          </text:list-level-style-bullet>
          <text:list-level-style-bullet text:level="3" text:bullet-char="•">
            <style:list-level-properties text:space-before="1.988cm"/>
            <style:text-properties style:font-name="Times New Roman" fo:color="#ffd935" fo:font-size="100%"/>
          </text:list-level-style-bullet>
          <text:list-level-style-bullet text:level="4" text:bullet-char="–">
            <style:list-level-properties text:space-before="2.98cm"/>
            <style:text-properties style:font-name="Times New Roman" fo:color="#ffd935" fo:font-size="100%"/>
          </text:list-level-style-bullet>
          <text:list-level-style-bullet text:level="5" text:bullet-char="»">
            <style:list-level-properties text:space-before="3.977cm"/>
            <style:text-properties style:font-name="Times New Roman" fo:color="#ffd935" fo:font-size="100%"/>
          </text:list-level-style-bullet>
          <text:list-level-style-bullet text:level="6" text:bullet-char="»">
            <style:list-level-properties text:space-before="3.977cm"/>
            <style:text-properties style:font-name="Times New Roman" fo:color="#ffd935" fo:font-size="100%"/>
          </text:list-level-style-bullet>
          <text:list-level-style-bullet text:level="7" text:bullet-char="»">
            <style:list-level-properties text:space-before="3.977cm"/>
            <style:text-properties style:font-name="Times New Roman" fo:color="#ffd935" fo:font-size="100%"/>
          </text:list-level-style-bullet>
          <text:list-level-style-bullet text:level="8" text:bullet-char="»">
            <style:list-level-properties text:space-before="3.977cm"/>
            <style:text-properties style:font-name="Times New Roman" fo:color="#ffd935" fo:font-size="100%"/>
          </text:list-level-style-bullet>
          <text:list-level-style-bullet text:level="9" text:bullet-char="»">
            <style:list-level-properties text:space-before="3.977cm"/>
            <style:text-properties style:font-name="Times New Roman" fo:color="#ffd935" fo:font-size="100%"/>
          </text:list-level-style-bullet>
          <text:list-level-style-bullet text:level="10" text:bullet-char="»">
            <style:list-level-properties text:space-before="3.977cm"/>
            <style:text-properties style:font-name="Times New Roman" fo:color="#ffd935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935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d935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935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d2d37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0.848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0.848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059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0.848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00cc99" draw:auto-grow-height="false" draw:auto-grow-width="false" fo:min-height="0.59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T1" style:family="text">
      <style:text-properties fo:color="#000000" fo:font-size="10pt" style:font-size-asian="10pt" style:font-size-complex="10pt"/>
    </style:style>
    <style:style style:name="MT2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0.847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0.847cm" svg:x="10.7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058cm" svg:x="-0.001cm" svg:y="24.342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0.847cm" svg:x="10.794cm" svg:y="24.552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1.59cm" svg:height="1.277cm" svg:x="1.693cm" svg:y="1.249cm" presentation:class="title" presentation:placeholder="true">
        <draw:text-box/>
      </draw:frame>
      <draw:frame presentation:style-name="Standard-outline1" draw:layer="backgroundobjects" svg:width="22.609cm" svg:height="14.107cm" svg:x="1.15cm" svg:y="3.218cm" presentation:class="outline" presentation:placeholder="true">
        <draw:text-box/>
      </draw:frame>
      <draw:frame presentation:style-name="Mpr1" draw:text-style-name="MP6" draw:layer="backgroundobjects" svg:width="5.292cm" svg:height="0.595cm" svg:x="0.635cm" svg:y="18.326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0.595cm" svg:x="8.678cm" svg:y="18.326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0.595cm" svg:x="19.473cm" svg:y="18.326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7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 Gravitation en Astronomie</dc:title>
    <meta:initial-creator>Merlin</meta:initial-creator>
    <meta:creation-date>2002-12-05T12:38:09.860000000</meta:creation-date>
    <dc:creator>phm</dc:creator>
    <dc:date>2007-01-16T17:56:34.650000000</dc:date>
    <meta:print-date>2004-01-08T08:42:23.080000000</meta:print-date>
    <meta:editing-cycles>192</meta:editing-cycles>
    <meta:editing-duration>P11DT20H29M43S</meta:editing-duration>
    <meta:document-statistic meta:object-count="116"/>
    <meta:generator>LibreOffice/5.0.6.3$Windows_x86 LibreOffice_project/490fc03b25318460cfc54456516ea2519c11d1aa</meta:generator>
  </office:meta>
</office:document-meta>
</file>